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weight="bold" style:font-name-asian="Times New Roman1" style:font-weight-asian="bold" style:font-name-complex="Times New Roman1" style:font-weight-complex="bold"/>
    </style:style>
    <style:style style:name="T15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81cm" svg:height="0.87cm" draw:z-index="0"><draw:image xlink:href="../../odt/images/0069.png" xlink:type="simple" xlink:show="embed" xlink:actuate="onLoad"/></draw:frame></text:p>
          </table:table-cell>
          <table:table-cell table:style-name="Table1.B1" office:value-type="string">
            <text:h text:style-name="P7" text:outline-level="1">Линейное с насыщением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0">C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85cm" svg:height="1.431cm" draw:z-index="1"><draw:image xlink:href="../../odt/images/006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2">Блок </text:span><text:span text:style-name="T13">реализует алгоритм линейного звена с насыщением:</text:span></text:p>
            <text:p text:style-name="P3"><draw:frame draw:style-name="fr2" draw:name="graphics1" text:anchor-type="as-char" svg:width="2.223cm" svg:height="2.223cm" draw:z-index="2"><draw:image xlink:href="../../odt/images/0069_static.png" xlink:type="simple" xlink:show="embed" xlink:actuate="onLoad"/></draw:frame></text:p>
            <text:p text:style-name="P3"><draw:frame draw:style-name="fr3" draw:name="Объект1" text:anchor-type="as-char" svg:width="6.934cm" svg:height="2.041cm" draw:z-index="3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<text:span text:style-name="T13">где</text:span><text:span text:style-name="T13"><draw:frame draw:style-name="fr3" draw:name="Объект2" text:anchor-type="as-char" svg:width="1.064cm" svg:height="0.564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3">– вектор входных сигналов,</text:span><text:span text:style-name="T13"><draw:frame draw:style-name="fr3" draw:name="Объект3" text:anchor-type="as-char" svg:width="1.087cm" svg:height="0.564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3">– вектор </text:span><text:span text:style-name="T11">выходных</text:span><text:span text:style-name="T13"> сигналов,</text:span><text:span text:style-name="T13"><draw:frame draw:style-name="fr3" draw:name="Объект4" text:anchor-type="as-char" svg:width="2.327cm" svg:height="1.24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3">.</text:span></text:p>
            <text:p text:style-name="P2"><text:span text:style-name="T8">Свойства</text:span><text:span text:style-name="T7">:</text:span></text:p>
            <text:list xml:id="list222512736535620721" text:style-name="L1">
              <text:list-item>
                <text:p text:style-name="P4"><text:span text:style-name="T13">Нижняя граница аргумента – </text:span><text:span text:style-name="T11">параметр</text:span><text:span text:style-name="T13"><draw:frame draw:style-name="fr3" draw:name="Объект5" text:anchor-type="as-char" svg:width="0.482cm" svg:height="0.54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4"><text:span text:style-name="T13">Верхняя граница аргумента – </text:span><text:span text:style-name="T11">параметр</text:span><text:span text:style-name="T13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4"><text:span text:style-name="T13">Нижнее значение функции – </text:span><text:span text:style-name="T11">параметр</text:span><text:span text:style-name="T13"><draw:frame draw:style-name="fr3" draw:name="Объект7" text:anchor-type="as-char" svg:width="0.653cm" svg:height="0.6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3">.</text:span></text:p>
              </text:list-item>
              <text:list-item>
                <text:p text:style-name="P4"><text:span text:style-name="T13">Верхнее значение функции – </text:span><text:span text:style-name="T11">параметр</text:span><text:span text:style-name="T13"><draw:frame draw:style-name="fr3" draw:name="Объект8" text:anchor-type="as-char" svg:width="0.663cm" svg:height="0.621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3">.</text:span></text:p>
              </text:list-item>
            </text:list>
            <text:p text:style-name="P2"><text:span text:style-name="T14">Примечание:</text:span><text:span text:style-name="T13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5">Мультиплексор</text:span><text:span text:style-name="T13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</dc:title>
    <dc:date>2014-12-01T11:07:37.30</dc:date>
    <meta:generator>OpenOffice/4.1.1$Win32 OpenOffice.org_project/411m6$Build-9775</meta:generator>
    <meta:editing-duration>PT2H20M45S</meta:editing-duration>
    <meta:editing-cycles>65</meta:editing-cycles>
    <meta:document-statistic meta:table-count="1" meta:image-count="3" meta:object-count="8" meta:page-count="1" meta:paragraph-count="16" meta:word-count="77" meta:character-count="49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a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x(t), ~ если ~ a &lt; x(t) &lt; b #
alignl y_1, ~ если ~ x(t) &lt;= a #
alignl y_2, ~ если ~ x(t) &gt;= b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k</mi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k = {y_2 - y_1} over {b-a} 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8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